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top" draw:auto-grow-height="false" fo:min-height="14.716cm" fo:min-width="21.1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81d41a" draw:marker-start-width="0.252cm" draw:marker-end-width="0.252cm" draw:opacity="0%" draw:textarea-horizontal-align="justify" draw:textarea-vertical-align="top" draw:auto-grow-height="false" fo:min-height="6.216cm" fo:min-width="5.1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81d41a" draw:marker-start-width="0.252cm" draw:marker-end-width="0.252cm" draw:opacity="0%" draw:textarea-horizontal-align="justify" draw:textarea-vertical-align="top" draw:auto-grow-height="false" fo:min-height="4.716cm" fo:min-width="6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81d41a" draw:marker-start-width="0.252cm" draw:marker-end-width="0.252cm" draw:opacity="0%" draw:textarea-horizontal-align="justify" draw:textarea-vertical-align="top" draw:auto-grow-height="false" fo:min-height="8.715cm" fo:min-width="6.76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654cm" fo:min-width="4.104cm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654cm" fo:min-width="5.403cm"/>
      <style:paragraph-properties style:writing-mode="lr-tb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0.654cm" fo:min-width="5.704cm"/>
      <style:paragraph-properties style:writing-mode="lr-tb"/>
    </style:style>
    <style:style style:name="gr8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top" draw:auto-grow-height="false" fo:min-height="5.316cm" fo:min-width="5.16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0.654cm" fo:min-width="3.904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35cm" svg:stroke-color="#ff0000" draw:marker-start-width="0.252cm" draw:marker-end-width="0.252cm" svg:stroke-linecap="butt" draw:opacity="0%" draw:textarea-horizontal-align="justify" draw:textarea-vertical-align="middle" draw:auto-grow-height="false" fo:min-height="1.116cm" fo:min-width="6.46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35cm" svg:stroke-color="#0000ff" draw:marker-start-width="0.252cm" draw:marker-end-width="0.252cm" svg:stroke-linecap="butt" draw:opacity="0%" draw:textarea-horizontal-align="justify" draw:textarea-vertical-align="middle" draw:auto-grow-height="false" fo:min-height="1.016cm" fo:min-width="5.66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ff" draw:marker-start-width="0.252cm" draw:marker-end-width="0.252cm" svg:stroke-linecap="butt" draw:fill-color="#0000ff" draw:opacity="0%" draw:textarea-horizontal-align="justify" draw:textarea-vertical-align="middle" draw:auto-grow-height="false" fo:min-height="1.016cm" fo:min-width="4.16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top" draw:auto-grow-height="false" fo:min-height="0.216cm" fo:min-width="0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81d41a" draw:marker-start-width="0.252cm" draw:marker-end-width="0.252cm" draw:opacity="0%" draw:textarea-horizontal-align="justify" draw:textarea-vertical-align="top" draw:auto-grow-height="false" fo:min-height="0.216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solid" draw:stroke-dash="Long_20_Dash" svg:stroke-width="0.035cm" svg:stroke-color="#0000ff" draw:marker-start-width="0.252cm" draw:marker-end-width="0.252cm" svg:stroke-linecap="butt" draw:opacity="0%" draw:textarea-horizontal-align="justify" draw:textarea-vertical-align="middle" draw:auto-grow-height="false" fo:min-height="0.216cm" fo:min-width="0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1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9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opacity="0%" draw:textarea-horizontal-align="justify" draw:textarea-vertical-align="middle" draw:auto-grow-height="false" fo:min-height="0.216cm" fo:min-width="0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opacity="0%" draw:textarea-horizontal-align="justify" draw:textarea-vertical-align="middle" draw:auto-grow-height="false" fo:min-height="0.216cm" fo:min-width="0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213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top" draw:auto-grow-height="false" fo:min-height="2.316cm" fo:min-width="8.166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opacity="0%"/>
      <style:paragraph-properties fo:text-align="center" style:writing-mode="lr-tb"/>
      <style:text-properties fo:font-size="18pt"/>
    </style:style>
    <style:style style:name="P3" style:family="paragraph">
      <style:paragraph-properties fo:text-align="center" style:writing-mode="lr-tb"/>
      <style:text-properties fo:color="#81d41a" loext:opacity="100%" fo:font-size="15pt" style:font-size-asian="15pt" style:font-size-complex="15pt"/>
    </style:style>
    <style:style style:name="P4" style:family="paragraph">
      <loext:graphic-properties draw:opacity="0%"/>
      <style:paragraph-properties fo:text-align="center" style:writing-mode="lr-tb"/>
      <style:text-properties fo:color="#81d41a" loext:opacity="100%"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opacity="0%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8" style:family="paragraph">
      <loext:graphic-properties draw:opacity="0%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9" style:family="paragraph">
      <style:paragraph-properties fo:text-align="center" style:writing-mode="lr-tb"/>
      <style:text-properties fo:color="#0000ff" loext:opacity="100%" fo:font-size="15pt" style:font-size-asian="15pt" style:font-size-complex="15pt"/>
    </style:style>
    <style:style style:name="P10" style:family="paragraph">
      <loext:graphic-properties draw:opacity="0%"/>
      <style:paragraph-properties fo:text-align="center" style:writing-mode="lr-tb"/>
      <style:text-properties fo:color="#0000ff" loext:opacity="100%" fo:font-size="15pt" style:font-size-asian="15pt" style:font-size-complex="15pt"/>
    </style:style>
    <style:style style:name="P11" style:family="paragraph">
      <loext:graphic-properties draw:fill-color="#0000ff" draw:opacity="0%"/>
      <style:paragraph-properties fo:text-align="center" style:writing-mode="lr-tb"/>
      <style:text-properties fo:color="#0000ff" loext:opacity="100%" fo:font-size="15pt" style:font-size-asian="15pt" style:font-size-complex="15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margin-left="0.9cm" fo:margin-right="-1.9cm" fo:text-indent="-0.9cm"/>
      <style:text-properties fo:font-size="12pt" style:font-size-asian="12pt" style:font-size-complex="12pt"/>
    </style:style>
    <style:style style:name="T1" style:family="text">
      <style:text-properties fo:color="#81d41a" loext:opacity="100%"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loext:opacity="100%" fo:font-size="15pt" style:font-size-asian="15pt" style:font-size-complex="15pt"/>
    </style:style>
    <style:style style:name="T4" style:family="text">
      <style:text-properties fo:color="#0000ff" loext:opacity="100%"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7cm" svg:height="15cm" svg:x="1.855cm" svg:y="1.87cm">
          <text:p text:style-name="P1">Quicksilver Arcane Mini-App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cm" svg:height="6.5cm" svg:x="2.255cm" svg:y="2.87cm">
          <text:p text:style-name="P3"><text:span text:style-name="T1">Module Q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5cm" svg:x="8.355cm" svg:y="2.871cm">
          <text:p text:style-name="P3"><text:span text:style-name="T1">Module SamplingM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3cm" svg:height="8.999cm" svg:x="15.855cm" svg:y="2.871cm">
          <text:p text:style-name="P3"><text:span text:style-name="T1">Module TrackingM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7cm" svg:height="1cm" svg:x="2.755cm" svg:y="3.869cm">
          <text:p text:style-name="P5"><text:span text:style-name="T2">QSModul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7cm" svg:height="1cm" svg:x="2.755cm" svg:y="5.119cm">
          <text:p text:style-name="P5"><text:span text:style-name="T2">QSModule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7cm" svg:height="1cm" svg:x="2.755cm" svg:y="6.369cm">
          <text:p text:style-name="P5"><text:span text:style-name="T2">QS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999cm" svg:height="1cm" svg:x="8.855cm" svg:y="3.87cm">
          <text:p text:style-name="P5"><text:span text:style-name="T2">SamplingMCModul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999cm" svg:height="1cm" svg:x="8.855cm" svg:y="5.12cm">
          <text:p text:style-name="P5"><text:span text:style-name="T2">SamplingMCModule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999cm" svg:height="1cm" svg:x="8.855cm" svg:y="6.37cm">
          <text:p text:style-name="P5"><text:span text:style-name="T2">SamplingMC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6.3cm" svg:height="1cm" svg:x="16.355cm" svg:y="3.87cm">
          <text:p text:style-name="P5"><text:span text:style-name="T2">TrackingMCModul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6.3cm" svg:height="1cm" svg:x="16.355cm" svg:y="5.12cm">
          <text:p text:style-name="P5"><text:span text:style-name="T2">TrackingMCModule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6.3cm" svg:height="1cm" svg:x="16.355cm" svg:y="6.37cm">
          <text:p text:style-name="P5"><text:span text:style-name="T2">TrackingMC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7cm" svg:height="5.6cm" svg:x="2.255cm" svg:y="9.87cm">
          <text:p text:style-name="P7"><text:span text:style-name="T3">Service singleton R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7cm" svg:height="1cm" svg:x="2.755cm" svg:y="11.47cm">
          <text:p text:style-name="P5"><text:span text:style-name="T2">RNGServic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7cm" svg:height="1cm" svg:x="2.755cm" svg:y="12.72cm">
          <text:p text:style-name="P5"><text:span text:style-name="T2">RNGService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7cm" svg:height="1cm" svg:x="2.755cm" svg:y="13.97cm">
          <text:p text:style-name="P5"><text:span text:style-name="T2">RNG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.5cm" svg:height="1cm" svg:x="9.555cm" svg:y="13.07cm">
          <text:p text:style-name="P5"><text:span text:style-name="T2">main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.5cm" svg:height="1cm" svg:x="9.555cm" svg:y="14.27cm">
          <text:p text:style-name="P5"><text:span text:style-name="T2">Quicksilver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.5cm" svg:height="1cm" svg:x="9.555cm" svg:y="15.47cm">
          <text:p text:style-name="P5"><text:span text:style-name="T2">CMakeLists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7cm" svg:height="1.4cm" svg:x="8.355cm" svg:y="8.27cm">
          <text:p text:style-name="P7"><text:span text:style-name="T3">Service singleton</text:span></text:p>
          <text:p text:style-name="P7"><text:span text:style-name="T3">SimpleCSV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7cm" svg:height="1.4cm" svg:x="8.355cm" svg:y="10.07cm">
          <text:p text:style-name="P7"><text:span text:style-name="T3">Service singleton SimpleCSVCompa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6.2cm" svg:height="1.3cm" svg:x="16.455cm" svg:y="10.17cm">
          <text:p text:style-name="P9"><text:span text:style-name="T4">Service</text:span></text:p>
          <text:p text:style-name="P9"><text:span text:style-name="T4">BasicParticleExcha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7cm" svg:height="1.3cm" svg:x="2.755cm" svg:y="7.67cm">
          <text:p text:style-name="P9"><text:span text:style-name="T4">Service</text:span></text:p>
          <text:p text:style-name="P9"><text:span text:style-name="T4">DefaultPartitio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3cm" svg:height="1cm" svg:x="16.355cm" svg:y="7.62cm">
          <text:p text:style-name="P5"><text:span text:style-name="T2">NuclearData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6.3cm" svg:height="1cm" svg:x="16.355cm" svg:y="8.87cm">
          <text:p text:style-name="P5"><text:span text:style-name="T2">NuclearData</text:span><text:span text:style-name="T2">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.5cm" svg:height="1cm" svg:x="9.555cm" svg:y="11.87cm">
          <text:p text:style-name="P5"><text:span text:style-name="T2">StructEnum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0.5cm" svg:height="0.5cm" svg:x="15.255cm" svg:y="16.045cm"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5.255cm" svg:y="14.57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5cm" svg:height="0.5cm" svg:x="15.255cm" svg:y="15.333cm"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2cm" svg:height="0.725cm" svg:x="15.755cm" svg:y="14.47cm">
          <draw:text-box>
            <text:p text:style-name="P12"><text:span text:style-name="T5">Module</text:span></text:p>
          </draw:text-box>
        </draw:frame>
        <draw:frame draw:style-name="gr17" draw:text-style-name="P13" draw:layer="layout" svg:width="3.8cm" svg:height="0.725cm" svg:x="15.755cm" svg:y="15.945cm">
          <draw:text-box>
            <text:p text:style-name="P12"><text:span text:style-name="T5">Service singleton</text:span></text:p>
          </draw:text-box>
        </draw:frame>
        <draw:frame draw:style-name="gr18" draw:text-style-name="P13" draw:layer="layout" svg:width="2.1cm" svg:height="0.763cm" svg:x="15.755cm" svg:y="15.207cm">
          <draw:text-box>
            <text:p text:style-name="P12"><text:span text:style-name="T5">Service</text:span></text:p>
          </draw:text-box>
        </draw:frame>
        <draw:custom-shape draw:style-name="gr19" draw:text-style-name="P10" draw:layer="layout" svg:width="0.5cm" svg:height="0.5cm" svg:x="19.855cm" svg:y="14.8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5cm" svg:height="0.5cm" svg:x="19.855cm" svg:y="15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3" draw:layer="layout" svg:width="3.1cm" svg:height="0.725cm" svg:x="20.355cm" svg:y="14.67cm">
          <draw:text-box>
            <text:p text:style-name="P12"><text:span text:style-name="T5">Dans QAMA</text:span></text:p>
          </draw:text-box>
        </draw:frame>
        <draw:frame draw:style-name="gr17" draw:text-style-name="P13" draw:layer="layout" svg:width="2.5cm" svg:height="1.199cm" svg:x="20.355cm" svg:y="15.371cm">
          <draw:text-box>
            <text:p text:style-name="P12"><text:span text:style-name="T5">Dans le framework</text:span></text:p>
          </draw:text-box>
        </draw:frame>
        <draw:custom-shape draw:style-name="gr22" draw:text-style-name="P2" draw:layer="layout" svg:width="8.7cm" svg:height="2.6cm" svg:x="14.855cm" svg:y="14.27cm"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704cm" fo:margin-bottom="3.937cm" fo:margin-left="1.568cm" fo:margin-right="5.9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3T15:37:05.444815669</meta:creation-date>
    <dc:date>2022-10-10T12:01:29.462471317</dc:date>
    <meta:editing-duration>PT34M27S</meta:editing-duration>
    <meta:editing-cycles>12</meta:editing-cycles>
    <meta:generator>LibreOffice/7.3.6.2$Linux_X86_64 LibreOffice_project/30$Build-2</meta:generator>
    <meta:document-statistic meta:object-count="38"/>
  </office:meta>
</office:document-meta>
</file>